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96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97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7094" svg:stroke-width="0.019cm" svg:stroke-color="#2323dc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709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7096" svg:stroke-width="0.019cm" svg:stroke-color="#ff0000" draw:marker-start="" draw:marker-start-width="0.33cm" draw:marker-start-center="false" draw:marker-end="" draw:marker-end-width="0.3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709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7098" svg:stroke-width="0.019cm" svg:stroke-color="#ff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7099" svg:stroke-width="0.019cm" svg:stroke-color="#2323dc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710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398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1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399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1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400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1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401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1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402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1cm" fo:padding-top="0cm" fo:padding-bottom="0cm" fo:padding-left="0cm" fo:padding-right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403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1cm" fo:padding-top="0cm" fo:padding-bottom="0cm" fo:padding-left="0cm" fo:padding-right="0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404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1cm" fo:padding-top="0.125cm" fo:padding-bottom="0.125cm" fo:padding-left="0cm" fo:padding-right="0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405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1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text-position="-33% 58%" style:font-name="Bitstream Vera Sans1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258cm" svg:height="0.258cm" svg:x="7.974cm" svg:y="16.0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58cm" svg:height="0.257cm" svg:x="7.972cm" svg:y="14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7.215cm" svg:y1="14.284cm" svg:x2="13.541cm" svg:y2="14.284cm">
            <text:p/>
          </draw:line>
          <draw:line draw:style-name="gr4" draw:text-style-name="P3" draw:layer="layout" svg:x1="7.215cm" svg:y1="14.979cm" svg:x2="13.548cm" svg:y2="14.979cm">
            <text:p/>
          </draw:line>
          <draw:line draw:style-name="gr5" draw:text-style-name="P4" draw:layer="layout" svg:x1="7.971cm" svg:y1="13.089cm" svg:x2="7.971cm" svg:y2="16.713cm">
            <text:p/>
          </draw:line>
          <draw:line draw:style-name="gr6" draw:text-style-name="P3" draw:layer="layout" svg:x1="7.409cm" svg:y1="13.59cm" svg:x2="13.614cm" svg:y2="15.449cm">
            <text:p/>
          </draw:line>
          <draw:line draw:style-name="gr7" draw:text-style-name="P3" draw:layer="layout" svg:x1="10.991cm" svg:y1="13.099cm" svg:x2="11.012cm" svg:y2="16.707cm">
            <text:p/>
          </draw:line>
          <draw:line draw:style-name="gr8" draw:text-style-name="P3" draw:layer="layout" svg:x1="7.243cm" svg:y1="16.336cm" svg:x2="13.651cm" svg:y2="16.336cm">
            <text:p/>
          </draw:line>
          <draw:line draw:style-name="gr9" draw:text-style-name="P3" draw:layer="layout" svg:x1="12.899cm" svg:y1="13.028cm" svg:x2="12.899cm" svg:y2="16.674cm">
            <text:p/>
          </draw:line>
          <draw:frame draw:style-name="gr10" draw:text-style-name="P6" draw:layer="layout" svg:width="1.108cm" svg:height="0.701cm" svg:x="7.877cm" svg:y="13.026cm">
            <draw:text-box>
              <text:p text:style-name="P5"><text:span text:style-name="T1">d</text:span><text:span text:style-name="T2">1</text:span></text:p>
            </draw:text-box>
          </draw:frame>
          <draw:frame draw:style-name="gr11" draw:text-style-name="P6" draw:layer="layout" svg:width="1.04cm" svg:height="0.701cm" svg:x="10.189cm" svg:y="12.984cm">
            <draw:text-box>
              <text:p text:style-name="P5"><text:span text:style-name="T1"><text:s/></text:span><text:span text:style-name="T1">d</text:span><text:span text:style-name="T2">2</text:span></text:p>
            </draw:text-box>
          </draw:frame>
          <draw:frame draw:style-name="gr12" draw:text-style-name="P6" draw:layer="layout" svg:width="1.034cm" svg:height="0.701cm" svg:x="12.098cm" svg:y="12.963cm">
            <draw:text-box>
              <text:p text:style-name="P5"><text:span text:style-name="T3"><text:s text:c="2"/></text:span><text:span text:style-name="T1">d</text:span><text:span text:style-name="T2">3</text:span></text:p>
            </draw:text-box>
          </draw:frame>
          <draw:frame draw:style-name="gr13" draw:text-style-name="P6" draw:layer="layout" svg:width="0.558cm" svg:height="0.451cm" svg:x="13.322cm" svg:y="13.838cm">
            <draw:text-box>
              <text:p text:style-name="P5"><text:span text:style-name="T1">d</text:span><text:span text:style-name="T2">4</text:span></text:p>
            </draw:text-box>
          </draw:frame>
          <draw:frame draw:style-name="gr14" draw:text-style-name="P6" draw:layer="layout" svg:width="0.627cm" svg:height="0.451cm" svg:x="13.361cm" svg:y="14.533cm">
            <draw:text-box>
              <text:p text:style-name="P5"><text:span text:style-name="T1">d</text:span><text:span text:style-name="T2">5</text:span></text:p>
            </draw:text-box>
          </draw:frame>
          <draw:frame draw:style-name="gr15" draw:text-style-name="P6" draw:layer="layout" svg:width="0.648cm" svg:height="0.451cm" svg:x="13.361cm" svg:y="15.933cm">
            <draw:text-box>
              <text:p text:style-name="P5"><text:span text:style-name="T1">d</text:span><text:span text:style-name="T2">6</text:span></text:p>
            </draw:text-box>
          </draw:frame>
          <draw:frame draw:style-name="gr16" draw:text-style-name="P6" draw:layer="layout" svg:width="0.613cm" svg:height="0.701cm" svg:x="7.007cm" svg:y="13.258cm">
            <draw:text-box>
              <text:p text:style-name="P5"><text:span text:style-name="T1"><text:s/></text:span><text:span text:style-name="T1">d</text:span><text:span text:style-name="T2">7</text:span></text:p>
            </draw:text-box>
          </draw:frame>
          <draw:custom-shape draw:style-name="gr17" draw:text-style-name="P1" draw:layer="layout" svg:width="0.257cm" svg:height="0.258cm" svg:x="12.9cm" svg:y="14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00" draw:display-name="Dashed (var) 7100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25:40.797926497</meta:creation-date>
    <dc:date>2018-02-09T16:26:14.454543921</dc:date>
    <meta:editing-duration>PT33S</meta:editing-duration>
    <meta:editing-cycles>1</meta:editing-cycles>
    <meta:document-statistic meta:object-count="18"/>
    <meta:generator>LibreOffice/6.0.0.3$MacOSX_X86_64 LibreOffice_project/64a0f66915f38c6217de274f0aa8e15618924765</meta:generator>
  </office:meta>
</office:document-meta>
</file>